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041d6e" officeooo:paragraph-rsid="00041d6e"/>
    </style:style>
    <style:style style:name="P3" style:family="paragraph" style:parent-style-name="Standard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text-properties style:font-name="Liberation Sans" officeooo:paragraph-rsid="00041d6e"/>
    </style:style>
    <style:style style:name="P7" style:family="paragraph" style:parent-style-name="Table_20_Contents">
      <style:text-properties style:font-name="Liberation Sans" officeooo:paragraph-rsid="0005b5e7"/>
    </style:style>
    <style:style style:name="P8" style:family="paragraph" style:parent-style-name="Table_20_Contents">
      <style:text-properties style:font-name="Liberation Sans" officeooo:paragraph-rsid="00084367"/>
    </style:style>
    <style:style style:name="T1" style:family="text">
      <style:text-properties officeooo:rsid="00041d6e"/>
    </style:style>
    <style:style style:name="T2" style:family="text">
      <style:text-properties officeooo:rsid="00053324"/>
    </style:style>
    <style:style style:name="T3" style:family="text">
      <style:text-properties officeooo:rsid="0005b5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</text:p>
      <text:p text:style-name="P2">Prénom :</text:p>
      <text:p text:style-name="P2">Date :</text:p>
      <text:p text:style-name="P2"/>
      <text:p text:style-name="P3">Travail réflexif : « <text:span text:style-name="T2">Jet de boulettes de papier »</text:span></text:p>
      <text:p text:style-name="P1"/>
      <text:p text:style-name="P1">1. <text:span text:style-name="T1">P</text:span>ourquoi est-ce que j'aime lancer des boulettes de papier ? (environ 5 lignes)</text:p>
      <text:p text:style-name="P4">Réfléchis aux raisons pour lesquelles tu trouves cela amusant ou intéressant. Est-ce pour attirer l'attention, pour te distraire, ou parce que cela te semble être un jeu ? Essaie d'identifier ce qui te pousse à agir ainsi.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</table:table-cell>
        </table:table-row>
      </table:table>
      <text:p text:style-name="P1"/>
      <text:p text:style-name="P1">2. Pourquoi est-ce que jeter des boulettes de papier gêne mon apprentissage et celui des autres ? (environ 5 lignes)</text:p>
      <text:p text:style-name="P4">Explique comment cette action perturbe la classe. Pense à la manière dont cela détourne l'attention des autres élèves et d<text:span text:style-name="T1">e ta professeure de mathématiques</text:span>. Comment cela affecte-t-il ta propre concentration et ta capacité à suivre le cours ?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</table:table-cell>
        </table:table-row>
      </table:table>
      <text:p text:style-name="P1"/>
      <text:p text:style-name="P1"/>
      <text:p text:style-name="P1">3. Vais-je continuer à lancer des boulettes ? Pourquoi ? (environ 10 lignes)</text:p>
      <text:p text:style-name="P4">- Réfléchis aux conséquences de continuer ce comportement. Quels sont les risques pour toi (sanctions, perte de respect, etc.) ? Comment cela pourrait-il affecter ta relation avec tes camarades et tes enseignants ? Envisage des alternatives pour canaliser ton énergie ou exprimer tes besoins de manière plus constructive.</text:p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3T12:03:00.066000000</dc:date>
    <meta:editing-duration>PT4M21S</meta:editing-duration>
    <meta:editing-cycles>5</meta:editing-cycles>
    <meta:generator>LibreOffice/7.4.3.2$Windows_X86_64 LibreOffice_project/1048a8393ae2eeec98dff31b5c133c5f1d08b890</meta:generator>
    <meta:document-statistic meta:table-count="3" meta:image-count="0" meta:object-count="0" meta:page-count="2" meta:paragraph-count="36" meta:word-count="212" meta:character-count="2191" meta:non-whitespace-character-count="2015"/>
  </office:meta>
</office:document-meta>
</file>